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b16a8" officeooo:paragraph-rsid="000b16a8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b16a8" officeooo:paragraph-rsid="000b16a8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d1c49" officeooo:paragraph-rsid="000d1c49" style:language-asian="zxx" style:country-asian="none" style:language-complex="zxx" style:country-complex="none"/>
    </style:style>
    <style:style style:name="T1" style:family="text">
      <style:text-properties officeooo:rsid="000c1b64"/>
    </style:style>
    <style:style style:name="T2" style:family="text">
      <style:text-properties officeooo:rsid="000d1c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'<text:span text:style-name="T2">t</text:span>a <text:span text:style-name="T2">apt ile gnome-boxes isimli sanal makineyi sandbox olmadan yani sisteme erişim yetkisi yeterli olacak şekilde</text:span> kurmanın en iyi yolu aşağıdaki apt kodu ile aşağıdaki paket<text:span text:style-name="T1">leri</text:span> yüklemektir.</text:p>
      <text:p text:style-name="P1"/>
      <text:p text:style-name="P1">sudo apt install gnome-boxes qemu-utils qemu-system-<text:span text:style-name="T1">*</text:span></text:p>
      <text:p text:style-name="P1"/>
      <text:p text:style-name="P3">Bu paketler yüklendikten sonra istenilen sanal makine kurulabilir. </text:p>
      <text:p text:style-name="P3">Eğer kurulan sanal makine tam ekran olmuyorsa ekran çözünürlüğü ayarlaması yapmak gerekebilir.</text:p>
      <text:p text:style-name="P3">Sanal makineye Windows 11 kurmak ve ayarlamak ise biraz daha çetrefilli olabilir. </text:p>
      <text:p text:style-name="P3">Bu nedenle sanal makineye Windows 11 kurulumu ile ilgili tarafımdan ayrı bir rehber hazırlanmıştı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00:31:34.332606465</meta:creation-date>
    <dc:date>2025-07-10T20:48:59.063699349</dc:date>
    <meta:editing-duration>PT9M7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1" meta:paragraph-count="6" meta:word-count="79" meta:character-count="589" meta:non-whitespace-character-count="514"/>
  </office:meta>
</office:document-meta>
</file>